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9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.6.0 vs. 4.5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Z3 4.6.0</text:p>
          </table:table-cell>
          <table:table-cell table:style-name="ce3" office:value-type="string" calcext:value-type="string">
            <text:p>Z3 4.5.0</text:p>
          </table:table-cell>
          <table:table-cell table:style-name="ce3" office:value-type="string" calcext:value-type="string">
            <text:p>Proof obligations</text:p>
          </table:table-cell>
        </table:table-row>
        <table:table-row table:style-name="ro1">
          <table:table-cell office:value-type="string" calcext:value-type="string">
            <text:p>GarbageCollect_100</text:p>
          </table:table-cell>
          <table:table-cell office:value-type="float" office:value="1259.954" calcext:value-type="float">
            <text:p>1259.954</text:p>
          </table:table-cell>
          <table:table-cell office:value-type="float" office:value="4.837" calcext:value-type="float">
            <text:p>4.83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lloc_100</text:p>
          </table:table-cell>
          <table:table-cell office:value-type="float" office:value="24.809" calcext:value-type="float">
            <text:p>24.809</text:p>
          </table:table-cell>
          <table:table-cell office:value-type="float" office:value="1.816" calcext:value-type="float">
            <text:p>1.8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rkInnerLoop_100</text:p>
          </table:table-cell>
          <table:table-cell office:value-type="float" office:value="15.226" calcext:value-type="float">
            <text:p>15.226</text:p>
          </table:table-cell>
          <table:table-cell office:value-type="float" office:value="1.239" calcext:value-type="float">
            <text:p>1.23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arkOuterLoop_100</text:p>
          </table:table-cell>
          <table:table-cell office:value-type="float" office:value="10.853" calcext:value-type="float">
            <text:p>10.853</text:p>
          </table:table-cell>
          <table:table-cell office:value-type="float" office:value="0.46" calcext:value-type="float">
            <text:p>0.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Initialize_100</text:p>
          </table:table-cell>
          <table:table-cell office:value-type="float" office:value="1.763" calcext:value-type="float">
            <text:p>1.763</text:p>
          </table:table-cell>
          <table:table-cell office:value-type="float" office:value="0.254" calcext:value-type="float">
            <text:p>0.25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riteField_100</text:p>
          </table:table-cell>
          <table:table-cell office:value-type="float" office:value="1.5" calcext:value-type="float">
            <text:p>1.5</text:p>
          </table:table-cell>
          <table:table-cell office:value-type="float" office:value="0.29" calcext:value-type="float">
            <text:p>0.2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oGrayInRootScanBarrier_98</text:p>
          </table:table-cell>
          <table:table-cell office:value-type="float" office:value="1.259" calcext:value-type="float">
            <text:p>1.259</text:p>
          </table:table-cell>
          <table:table-cell office:value-type="float" office:value="0.197" calcext:value-type="float">
            <text:p>0.1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kInnerLoop_98</text:p>
          </table:table-cell>
          <table:table-cell office:value-type="float" office:value="1.232" calcext:value-type="float">
            <text:p>1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YieldMarkBegin_1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137" calcext:value-type="float">
            <text:p>0.13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estRootScanBarrier_99</text:p>
          </table:table-cell>
          <table:table-cell office:value-type="float" office:value="0.961" calcext:value-type="float">
            <text:p>0.961</text:p>
          </table:table-cell>
          <table:table-cell office:value-type="float" office:value="0.453" calcext:value-type="float">
            <text:p>0.4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anMarkStop_98</text:p>
          </table:table-cell>
          <table:table-cell office:value-type="float" office:value="0.911" calcext:value-type="float">
            <text:p>0.911</text:p>
          </table:table-cell>
          <table:table-cell office:value-type="float" office:value="0.204" calcext:value-type="float">
            <text:p>0.2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arbageCollect_98</text:p>
          </table:table-cell>
          <table:table-cell office:value-type="float" office:value="0.87" calcext:value-type="float">
            <text:p>0.87</text:p>
          </table:table-cell>
          <table:table-cell office:value-type="float" office:value="0.395" calcext:value-type="float">
            <text:p>0.39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rkOuterLoop_98</text:p>
          </table:table-cell>
          <table:table-cell office:value-type="float" office:value="0.802" calcext:value-type="float">
            <text:p>0.802</text:p>
          </table:table-cell>
          <table:table-cell office:value-type="float" office:value="0.194" calcext:value-type="float">
            <text:p>0.1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weep_100</text:p>
          </table:table-cell>
          <table:table-cell office:value-type="float" office:value="0.76" calcext:value-type="float">
            <text:p>0.76</text:p>
          </table:table-cell>
          <table:table-cell office:value-type="float" office:value="0.668" calcext:value-type="float">
            <text:p>0.66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adField_1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71" calcext:value-type="float">
            <text:p>0.27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CanMarkStop_99</text:p>
          </table:table-cell>
          <table:table-cell office:value-type="float" office:value="0.622" calcext:value-type="float">
            <text:p>0.622</text:p>
          </table:table-cell>
          <table:table-cell office:value-type="float" office:value="0.313" calcext:value-type="float">
            <text:p>0.3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q_100</text:p>
          </table:table-cell>
          <table:table-cell office:value-type="float" office:value="0.594" calcext:value-type="float">
            <text:p>0.594</text:p>
          </table:table-cell>
          <table:table-cell office:value-type="float" office:value="0.152" calcext:value-type="float">
            <text:p>0.1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weep_98</text:p>
          </table:table-cell>
          <table:table-cell office:value-type="float" office:value="0.567" calcext:value-type="float">
            <text:p>0.567</text:p>
          </table:table-cell>
          <table:table-cell office:value-type="float" office:value="0.143" calcext:value-type="float">
            <text:p>0.1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nsertIntoSetIfWhiteInRootScanBarrier_98</text:p>
          </table:table-cell>
          <table:table-cell office:value-type="float" office:value="0.559" calcext:value-type="float">
            <text:p>0.559</text:p>
          </table:table-cell>
          <table:table-cell office:value-type="float" office:value="0.19" calcext:value-type="float">
            <text:p>0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ieldSweepBegin_100</text:p>
          </table:table-cell>
          <table:table-cell office:value-type="float" office:value="0.557" calcext:value-type="float">
            <text:p>0.557</text:p>
          </table:table-cell>
          <table:table-cell office:value-type="float" office:value="0.129" calcext:value-type="float">
            <text:p>0.12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indFreePtr_98</text:p>
          </table:table-cell>
          <table:table-cell office:value-type="float" office:value="0.552" calcext:value-type="float">
            <text:p>0.552</text:p>
          </table:table-cell>
          <table:table-cell office:value-type="float" office:value="0.277" calcext:value-type="float">
            <text:p>0.2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ET_Peek_98</text:p>
          </table:table-cell>
          <table:table-cell office:value-type="float" office:value="0.536" calcext:value-type="float">
            <text:p>0.536</text:p>
          </table:table-cell>
          <table:table-cell office:value-type="float" office:value="0.234" calcext:value-type="float">
            <text:p>0.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T_InsertIntoSetIfWhiteByMutator_98</text:p>
          </table:table-cell>
          <table:table-cell office:value-type="float" office:value="0.459" calcext:value-type="float">
            <text:p>0.459</text:p>
          </table:table-cell>
          <table:table-cell office:value-type="float" office:value="0.2" calcext:value-type="float">
            <text:p>0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YieldGarbageCollect_100</text:p>
          </table:table-cell>
          <table:table-cell office:value-type="float" office:value="0.382" calcext:value-type="float">
            <text:p>0.382</text:p>
          </table:table-cell>
          <table:table-cell office:value-type="float" office:value="0.125" calcext:value-type="float">
            <text:p>0.12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ET_InsertIntoSetIfWhite_98</text:p>
          </table:table-cell>
          <table:table-cell office:value-type="float" office:value="0.33" calcext:value-type="float">
            <text:p>0.33</text:p>
          </table:table-cell>
          <table:table-cell office:value-type="float" office:value="0.152" calcext:value-type="float">
            <text:p>0.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oc_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2" calcext:value-type="float">
            <text:p>0.15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YieldMarkEnd_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117" calcext:value-type="float">
            <text:p>0.11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YieldMark_100</text:p>
          </table:table-cell>
          <table:table-cell office:value-type="float" office:value="0.277" calcext:value-type="float">
            <text:p>0.277</text:p>
          </table:table-cell>
          <table:table-cell office:value-type="float" office:value="0.115" calcext:value-type="float">
            <text:p>0.11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YieldGarbageCollect_98</text:p>
          </table:table-cell>
          <table:table-cell office:value-type="float" office:value="0.273" calcext:value-type="float">
            <text:p>0.273</text:p>
          </table:table-cell>
          <table:table-cell office:value-type="float" office:value="0.1" calcext:value-type="float">
            <text:p>0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nitialize_98</text:p>
          </table:table-cell>
          <table:table-cell office:value-type="float" office:value="0.269" calcext:value-type="float">
            <text:p>0.269</text:p>
          </table:table-cell>
          <table:table-cell office:value-type="float" office:value="0.154" calcext:value-type="float">
            <text:p>0.1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estRootScanBarrier_98</text:p>
          </table:table-cell>
          <table:table-cell office:value-type="float" office:value="0.267" calcext:value-type="float">
            <text:p>0.267</text:p>
          </table:table-cell>
          <table:table-cell office:value-type="float" office:value="0.134" calcext:value-type="float">
            <text:p>0.1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riteBarrier_98</text:p>
          </table:table-cell>
          <table:table-cell office:value-type="float" office:value="0.257" calcext:value-type="float">
            <text:p>0.257</text:p>
          </table:table-cell>
          <table:table-cell office:value-type="float" office:value="0.112" calcext:value-type="float">
            <text:p>0.1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riteField_98</text:p>
          </table:table-cell>
          <table:table-cell office:value-type="float" office:value="0.243" calcext:value-type="float">
            <text:p>0.243</text:p>
          </table:table-cell>
          <table:table-cell office:value-type="float" office:value="0.115" calcext:value-type="float">
            <text:p>0.1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YieldSweepEnd_100</text:p>
          </table:table-cell>
          <table:table-cell office:value-type="float" office:value="0.235" calcext:value-type="float">
            <text:p>0.235</text:p>
          </table:table-cell>
          <table:table-cell office:value-type="float" office:value="0.112" calcext:value-type="float">
            <text:p>0.1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YieldSweepEnd_98</text:p>
          </table:table-cell>
          <table:table-cell office:value-type="float" office:value="0.234" calcext:value-type="float">
            <text:p>0.234</text:p>
          </table:table-cell>
          <table:table-cell office:value-type="float" office:value="0.092" calcext:value-type="float">
            <text:p>0.0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nitVars98_98</text:p>
          </table:table-cell>
          <table:table-cell office:value-type="float" office:value="0.233" calcext:value-type="float">
            <text:p>0.233</text:p>
          </table:table-cell>
          <table:table-cell office:value-type="float" office:value="0.135" calcext:value-type="float">
            <text:p>0.1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YieldSweepBegin_98</text:p>
          </table:table-cell>
          <table:table-cell office:value-type="float" office:value="0.23" calcext:value-type="float">
            <text:p>0.23</text:p>
          </table:table-cell>
          <table:table-cell office:value-type="float" office:value="0.094" calcext:value-type="float">
            <text:p>0.09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YieldMarkBegin_9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95" calcext:value-type="float">
            <text:p>0.09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YieldMark_9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88" calcext:value-type="float">
            <text:p>0.0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YieldMarkEnd_98</text:p>
          </table:table-cell>
          <table:table-cell office:value-type="float" office:value="0.22" calcext:value-type="float">
            <text:p>0.22</text:p>
          </table:table-cell>
          <table:table-cell office:value-type="float" office:value="0.084" calcext:value-type="float">
            <text:p>0.0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nitVars99_9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q_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099" calcext:value-type="float">
            <text:p>0.0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eadField_98</text:p>
          </table:table-cell>
          <table:table-cell office:value-type="float" office:value="0.205" calcext:value-type="float">
            <text:p>0.205</text:p>
          </table:table-cell>
          <table:table-cell office:value-type="float" office:value="0.103" calcext:value-type="float">
            <text:p>0.1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locRaw_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111" calcext:value-type="float">
            <text:p>0.1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WriteFieldRaw_98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1" calcext:value-type="float">
            <text:p>0.0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qRaw_98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1" calcext:value-type="float">
            <text:p>0.0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adFieldRaw_9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8" calcext:value-type="float">
            <text:p>0.0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arbageCollect_9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itForMutators_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1_AtomicPrimitiveFindFreePtrAbs_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InnerLoop_95</text:p>
          </table:table-cell>
          <table:table-cell office:value-type="float" office:value="0.129" calcext:value-type="float">
            <text:p>0.129</text:p>
          </table:table-cell>
          <table:table-cell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9_99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" calcext:value-type="float">
            <text:p>0.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ReadFieldRaw_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CollectorPhase_9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ertIntoSetIfWhiteInRootScanBarrier_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100_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ushByCollector_0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ushByMutator_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moveFromSet_0</text:p>
          </table:table-cell>
          <table:table-cell office:value-type="float" office:value="0.107" calcext:value-type="float">
            <text:p>0.107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bageCollect_95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100_0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ootScanBarrierWait_9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6" calcext:value-type="float">
            <text:p>0.0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MarkStop_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IsEmpty_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MarkStop_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100_9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" calcext:value-type="float">
            <text:p>0.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sPop_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arkStackPtr_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4" calcext:value-type="float">
            <text:p>0.0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riteMarkStack_9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4" calcext:value-type="float">
            <text:p>0.0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dRootScanBarrier_0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IfPtrFree_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bageCollect_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InnerLoop_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arkStack_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3" calcext:value-type="float">
            <text:p>0.0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ckAcquire_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T_InsertIntoSetIfWhite_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eek_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Raw_9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OuterLoop_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IfPtrFree_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MarkStackPtr_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2" calcext:value-type="float">
            <text:p>0.0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T_InsertIntoSetIfWhiteByMutator_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EndLocked_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Read_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lMutatorReadBarrierOn_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p_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ForMutators_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SweepEnd_9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ootScanBarrierWait_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FreePtr_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CollectorPhase_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6" calcext:value-type="float">
            <text:p>0.0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stRootScanBarrier_9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4" calcext:value-type="float">
            <text:p>0.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loc_95</text:p>
          </table:table-cell>
          <table:table-cell office:value-type="float" office:value="0.09" calcext:value-type="float">
            <text:p>0.09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orRootScanBarrierStartLocked_0</text:p>
          </table:table-cell>
          <table:table-cell office:value-type="float" office:value="0.09" calcext:value-type="float">
            <text:p>0.09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Wait_95</text:p>
          </table:table-cell>
          <table:table-cell office:value-type="float" office:value="0.09" calcext:value-type="float">
            <text:p>0.09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FieldInAlloc_95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kOuterLoop_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op_9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Barrier_0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ushByCollector_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lMutatorReadBarrierOn_9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57" calcext:value-type="float">
            <text:p>0.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lectorRootScanBarrierWait_0</text:p>
          </table:table-cell>
          <table:table-cell office:value-type="float" office:value="0.087" calcext:value-type="float">
            <text:p>0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Release_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4" calcext:value-type="float">
            <text:p>0.0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tColor3_9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79" calcext:value-type="float">
            <text:p>0.0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llectorRootScanBarrierStartLocked_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8" calcext:value-type="float">
            <text:p>0.0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ckAcquire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PushByMutator_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eadBarrierOn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ootScanBarrierEnter_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tatorsInRootScanBarrierRemove_9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1" calcext:value-type="float">
            <text:p>0.08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tSweepPtrLocked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p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pNext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RootScanBarrier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Raw_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shakeCollector_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MutatorPhase_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6" calcext:value-type="float">
            <text:p>0.0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sIsEmpty_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Collector_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4" calcext:value-type="float">
            <text:p>0.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dFieldRaw_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SweepPtr_0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MarkStackPtr_9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" calcext:value-type="float">
            <text:p>0.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locRaw_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Color_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1" calcext:value-type="float">
            <text:p>0.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itToAbs_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FieldGeneral_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5" calcext:value-type="float">
            <text:p>0.0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tColor_9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8" calcext:value-type="float">
            <text:p>0.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ForMutators_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RootScanBarrier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2" calcext:value-type="float">
            <text:p>0.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ColorByMutator2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8" calcext:value-type="float">
            <text:p>0.0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dField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MutatorPhaseLocked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7" calcext:value-type="float">
            <text:p>0.0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weepNext_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ToAbsWhite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WhiteByCollector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sInRootScanBarrierAdd_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CollectorPhaseLocked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5" calcext:value-type="float">
            <text:p>0.0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ColorByMutator1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1" calcext:value-type="float">
            <text:p>0.1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dColorByMutator3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etSweepPtr_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MutatorPhaseLocked_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Barrier_9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End_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EndLocked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9" calcext:value-type="float">
            <text:p>0.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dFreePtr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Field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7" calcext:value-type="float">
            <text:p>0.0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itRootScanBarrier_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nsertIntoSetIfWhiteByMutator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General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9" calcext:value-type="float">
            <text:p>0.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riteRoot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4" calcext:value-type="float">
            <text:p>0.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SweepBegin_9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RootScanBarrier_95</text:p>
          </table:table-cell>
          <table:table-cell office:value-type="float" office:value="0.08" calcext:value-type="float">
            <text:p>0.08</text:p>
          </table:table-cell>
          <table:table-cell office:value-type="float" office:value="0.058" calcext:value-type="float">
            <text:p>0.0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qRaw_95</text:p>
          </table:table-cell>
          <table:table-cell office:value-type="float" office:value="0.08" calcext:value-type="float">
            <text:p>0.08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Field_0</text:p>
          </table:table-cell>
          <table:table-cell office:value-type="float" office:value="0.08" calcext:value-type="float">
            <text:p>0.08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OuterLoop_99</text:p>
          </table:table-cell>
          <table:table-cell office:value-type="float" office:value="0.08" calcext:value-type="float">
            <text:p>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adColorByCollector_95</text:p>
          </table:table-cell>
          <table:table-cell office:value-type="float" office:value="0.08" calcext:value-type="float">
            <text:p>0.08</text:p>
          </table:table-cell>
          <table:table-cell office:value-type="float" office:value="0.104" calcext:value-type="float">
            <text:p>0.1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dMutatorPhaseByCollector_0</text:p>
          </table:table-cell>
          <table:table-cell office:value-type="float" office:value="0.08" calcext:value-type="float">
            <text:p>0.0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utatorPhaseByCollector_95</text:p>
          </table:table-cell>
          <table:table-cell office:value-type="float" office:value="0.08" calcext:value-type="float">
            <text:p>0.08</text:p>
          </table:table-cell>
          <table:table-cell office:value-type="float" office:value="0.062" calcext:value-type="float">
            <text:p>0.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RootInRootScanBarrier_95</text:p>
          </table:table-cell>
          <table:table-cell office:value-type="float" office:value="0.08" calcext:value-type="float">
            <text:p>0.08</text:p>
          </table:table-cell>
          <table:table-cell office:value-type="float" office:value="0.061" calcext:value-type="float">
            <text:p>0.0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locIfPtrFree_9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" calcext:value-type="float">
            <text:p>0.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llectorRootScanBarrierEnd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8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InnerLoop_9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" calcext:value-type="float">
            <text:p>0.0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eadCollectorPhase_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General_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utatorPhase_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eek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moveFromSet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llectorPhase_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MarkStackPtr_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MutatorPhase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End_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Raw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ToAbsWhite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Read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7" calcext:value-type="float">
            <text:p>0.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itSweepPtr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" calcext:value-type="float">
            <text:p>0.0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GrayInRootScanBarrier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utatorPhase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SweepPtr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4" calcext:value-type="float">
            <text:p>0.0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tColor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lor2_9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06" calcext:value-type="float">
            <text:p>0.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dateMutatorPhase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MarkStack_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CollectorPhase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Color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FieldInAlloc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SweepPtr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9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edClearToAbsWhite_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7" calcext:value-type="float">
            <text:p>0.0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ColorByMutator2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arkStack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tSweepPtr_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lor3_0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SweepPtrLocked_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1" calcext:value-type="float">
            <text:p>0.0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YieldMarkBegin_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Raw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MarkStackPtr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MutatorPhase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Root_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2" calcext:value-type="float">
            <text:p>0.0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ertIntoSetIfWhiteInRootScanBarrier_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WhiteByCollector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Release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ootScanBarrierWait_9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1" calcext:value-type="float">
            <text:p>0.0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tatorsInRootScanBarrierAdd_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utatorsInRootScanBarrierRemove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Collector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RootInRootScanBarrier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_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Root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WaitForMutators_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9_9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_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Root_9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5" calcext:value-type="float">
            <text:p>0.0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GarbageCollect_9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SweepBegin_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SweepEnd_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_9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ColorByCollector_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ColorByMutator3_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_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_9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Begin_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WaitForMutators_9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End_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ToAbs_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ootScanBarrierEnter_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lor2_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Start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Start_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shakeCollector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Root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GrayInRootScanBarrier_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MarkStackPtr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Root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nsertIntoSetIfWhite_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CollectorPhase_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riteFieldGeneral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_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edClearToAbsWhite_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atorReadBarrierOn_9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adCollectorPhaseLocked_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0</text:p>
          </table:table-cell>
          <table:table-cell office:value-type="float" office:value="0.07" calcext:value-type="float">
            <text:p>0.0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8_0</text:p>
          </table:table-cell>
          <table:table-cell office:value-type="float" office:value="0.07" calcext:value-type="float">
            <text:p>0.07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ColorByMutator1_0</text:p>
          </table:table-cell>
          <table:table-cell office:value-type="float" office:value="0.07" calcext:value-type="float">
            <text:p>0.0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GarbageCollect_0</text:p>
          </table:table-cell>
          <table:table-cell office:value-type="float" office:value="0.07" calcext:value-type="float">
            <text:p>0.0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ectorRootScanBarrierWait_9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8" calcext:value-type="float">
            <text:p>0.0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sPushByMutator_9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1" calcext:value-type="float">
            <text:p>0.0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itialize_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ForMutators_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" calcext:value-type="float">
            <text:p>0.0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stRootScanBarrier_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eldGarbageCollect_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Raw_9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2" calcext:value-type="float">
            <text:p>0.0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lloc_99</text:p>
          </table:table-cell>
          <table:table-cell office:value-type="float" office:value="0.06" calcext:value-type="float">
            <text:p>0.06</text:p>
          </table:table-cell>
          <table:table-cell office:value-type="float" office:value="0.047" calcext:value-type="float">
            <text:p>0.0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q_96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bageCollect_96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Field_96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_9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1" calcext:value-type="float">
            <text:p>0.0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arbageCollect_9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sPop_9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1" calcext:value-type="float">
            <text:p>0.0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itVars99_9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eepNext_9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1" calcext:value-type="float">
            <text:p>0.0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lloc_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orRootScanBarrierEnd_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sPushByCollector_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6" calcext:value-type="float">
            <text:p>0.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T_RemoveFromSet_9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rkInnerLoop_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atorRootScanBarrierEnter_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4" calcext:value-type="float">
            <text:p>0.0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riteFieldRaw_9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4" calcext:value-type="float">
            <text:p>0.07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andshakeCollector_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2" calcext:value-type="float">
            <text:p>0.0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itVars98_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Field_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lurePreservationChecker_AtomicSET_InsertIntoSetIfWhiteByMutator_99_AtomicInitMutatorPhase_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WhiteByCollector_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earToAbsWhite_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llectorRootScanBarrierStart_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9" calcext:value-type="float">
            <text:p>0.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indFreePtr_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e_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Raw_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8" calcext:value-type="float">
            <text:p>0.0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UpdateMutatorPhase_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5" calcext:value-type="float">
            <text:p>0.0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riteBarrier_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llocRaw_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GrayInRootScanBarrier_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FieldRaw_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" calcext:value-type="float">
            <text:p>0.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riteField_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2" calcext:value-type="float">
            <text:p>0.0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anMarkStop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InnerLoop_97</text:p>
          </table:table-cell>
          <table:table-cell office:value-type="float" office:value="0.05" calcext:value-type="float">
            <text:p>0.05</text:p>
          </table:table-cell>
          <table:table-cell office:value-type="float" office:value="0.042" calcext:value-type="float">
            <text:p>0.0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kOuterLoop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IsEmpty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_InsertIntoSetIfWhite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p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eBarrier_96</text:p>
          </table:table-cell>
          <table:table-cell office:value-type="float" office:value="0.05" calcext:value-type="float">
            <text:p>0.05</text:p>
          </table:table-cell>
          <table:table-cell office:value-type="float" office:value="0.037" calcext:value-type="float">
            <text:p>0.0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MarkStop_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" calcext:value-type="float">
            <text:p>0.0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q_9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FindFreePtr_9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ep_9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ieldSweepBegin_9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Raw_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" calcext:value-type="float">
            <text:p>0.0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IntoSetIfWhiteInRootScanBarrier_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OuterLoop_9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" calcext:value-type="float">
            <text:p>0.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setSweepPtr_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T_InsertIntoSetIfWhiteByMutator_9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7" calcext:value-type="float">
            <text:p>0.0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riteBarrier_9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1" calcext:value-type="float">
            <text:p>0.0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oc_9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" calcext:value-type="float">
            <text:p>0.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dField_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6" calcext:value-type="float">
            <text:p>0.0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YieldSweepBegin_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" calcext:value-type="float">
            <text:p>0.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YieldWaitForMutators_9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Raw_9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7" calcext:value-type="float">
            <text:p>0.0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T_InsertIntoSetIfWhiteByMutator_9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RootScanBarrier_9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2" calcext:value-type="float">
            <text:p>0.0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riteFieldRaw_9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7" calcext:value-type="float">
            <text:p>0.0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ieldMarkBegin_9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Vars98_9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ieldMark_9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4" calcext:value-type="float">
            <text:p>0.0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YieldSweepEnd_9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InsertIntoSetIfWhite_9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T_Peek_9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Mark_9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ieldSweepEnd_9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" calcext:value-type="float">
            <text:p>0.0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itialize_97</text:p>
          </table:table-cell>
          <table:table-cell office:value-type="float" office:value="0.04" calcext:value-type="float">
            <text:p>0.04</text:p>
          </table:table-cell>
          <table:table-cell office:value-type="float" office:value="0.037" calcext:value-type="float">
            <text:p>0.0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oGrayInRootScanBarrier_9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adFieldRaw_97</text:p>
          </table:table-cell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ieldMarkEnd_96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1" calcext:value-type="float">
            <text:p>0.0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T_Peek_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2" calcext:value-type="float">
            <text:p>0.0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iteFieldRaw_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" calcext:value-type="float">
            <text:p>0.0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ieldMarkBegin_9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MarkBegin_9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9" calcext:value-type="float">
            <text:p>0.0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YieldWaitForMutators_9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qRaw_9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dField_9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5" calcext:value-type="float">
            <text:p>0.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GarbageCollect_9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YieldMarkEnd_9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1" calcext:value-type="float">
            <text:p>0.0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itVars99_9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6" calcext:value-type="float">
            <text:p>0.0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eep_9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ocRaw_9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ieldGarbageCollect_9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YieldSweepEnd_9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2" calcext:value-type="float">
            <text:p>0.0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Mark_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SweepBegin_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ertIntoSetIfWhiteInRootScanBarrier_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" calcext:value-type="float">
            <text:p>0.0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iteField_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9" calcext:value-type="float">
            <text:p>0.0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ieldMarkEnd_9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5" calcext:value-type="float">
            <text:p>0.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mmutativityChecker_AtomicSET_RemoveFromSet_99_AtomicInitColor_9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9_AtomicUpdateMutatorPhase_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SET_InsertIntoSetIfWhite_9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8_AtomicSweepNext_9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ReadFieldGeneral_9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sertIntoSetIfWhiteInRootScanBarrier_9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8_AtomicInitVars100_9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8_AtomicSweepNext_9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Add_96_AtomicLockAcquire_9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Field_97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InsertIntoSetIfWhiteInRootScanBarrier_99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8_AtomicInitColor_98</text:p>
          </table:table-cell>
          <table:table-cell office:value-type="float" office:value="0.02" calcext:value-type="float">
            <text:p>0.0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Collector_96_AtomicInitToAbs_96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Raw_100_AtomicSET_InsertIntoSetIfWhite_1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NoGrayInRootScanBarrier_9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7_AtomicInitToAbs_9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9_AtomicInitVars100_9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8_AtomicWriteRoot_9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SweepNext_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SET_RemoveFromSet_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WriteRoot_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Root_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7_AtomicSweepNext_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7_AtomicInitRoot_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100_AtomicSweepNext_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FindFreePtr_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InitColor_9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_96_AtomicInitMutatorPhase_9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_96_AtomicInitCollectorPhase_9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7_AtomicInitField_9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Raw_100_AtomicSweepNext_1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8_AtomicHandshakeCollector_9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6_AtomicInitializeFieldInAlloc_9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SweepNext_9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sInRootScanBarrierAdd_96_AtomicMutatorsInRootScanBarrierRemove_9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7_AtomicInitVars100_9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weepNext_99_AtomicInitColor_9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ResetSweepPtr_9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utativityChecker_AtomicAllocIfPtrFree_97_AtomicInitColor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7_AtomicSweepNext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8_AtomicInitField_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InitColor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HandshakeCollector_99_AtomicInitCollectorPhase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8_AtomicInitVars100_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MsPushByMutator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6_AtomicWriteRoot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7_AtomicReadRootInRootScanBarrier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8_AtomicInitVars100_9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9_AtomicClearToAbsWhite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CollectorPhase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97_AtomicPrimitiveFindFreePtrAbs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lectorPhase_96_AtomicInitCollectorPhase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6_AtomicSetColor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7_AtomicWriteRoot_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InitVars100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2_96_AtomicInitColor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InsertIntoSetIfWhite_99_AtomicInitMutatorPhase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Peek_99_AtomicInitMutatorPhase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6_AtomicMutatorsInRootScanBarrierAdd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RemoveFromSet_99_AtomicInitMutatorPhase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SweepPtrLocked_96_AtomicLockAcquire_9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weepNext_99_AtomicFindFreePtr_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utativityChecker_AtomicClearToAbsWhite_98_AtomicInitColor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InsertIntoSetIfWhiteInRootScanBarrier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6_AtomicReadCollectorPh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SetCol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SetColor2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AllocIfPtrFree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FindFreePtr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InsertIntoSetIfWhiteInRootScanBarrier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InitField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InitVars100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ReadFieldGeneral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InitVars100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ializeFieldInAlloc_96_AtomicWriteFieldGeneral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arkStackPtr_96_AtomicReadMarkStackPt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7_AtomicReadRoot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8_AtomicInitVars100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8_AtomicReadRoot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7_AtomicInitVars100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6_AtomicSetColor3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SweepPtr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ReadRootInRootScanBarrier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WriteRoot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CollectorPhase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edClearToAbsWhite_96_AtomicInitCol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RootScanBarrierWait_99_AtomicCollectorRootScanBarrierEnd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Collector_96_AtomicInitCol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General_97_AtomicInitField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arkStackPtr_96_AtomicInitMarkStackPt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9_AtomicInitVars100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7_AtomicInitRoot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9_AtomicInitVars100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6_AtomicWriteRoot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ReadColorByMutator2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SetColor2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InitCol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ReadColorByCollect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MarkStackPtr_96_AtomicInitMarkStackPt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7_AtomicSweepNext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SET_InsertIntoSetIfWhite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7_AtomicReadMutatorPhase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8_AtomicInitMutatorPhase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MarkStack_96_AtomicWriteMarkStack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6_AtomicReadRootInRootScanBarrie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8_AtomicInitVars100_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utatorsInRootScanBarrierAdd_96_AtomicLockRele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lectorPhaseLocked_96_AtomicLockRele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_96_AtomicInitCollectorPh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3_96_AtomicInitColor_96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WriteFieldGeneral_96_AtomicInitToAbs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AllocIfPtrFree_97_AtomicInitColor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_96_AtomicLockRele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_96_AtomicSetCollectorPhase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3_96_AtomicSetColor_9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weepNext_100_AtomicResetSweepPtr_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ResetSweepPtr_9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HandshakeCollector_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utativityChecker_AtomicAllocIfPtrFree_97_AtomicInitSweepPt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7_AtomicInitToAbs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8_AtomicSweepNex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anMarkStop_100_AtomicSET_InsertIntoSetIfWhite_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9_AtomicInsertIntoSetIfWhite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ReadColorByMutator3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AllocIfPtrFre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MsPushByCollect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ReadColorByMutator3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MsPushByCollector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SweepNex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ReadFieldCollect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InitVars100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arkStackPtr_96_AtomicSetMarkStackPt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6_AtomicSetMutatorPhaseLocked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InitVars100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UpdateMutatorPhase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InitMutatorPhase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7_AtomicInitVars100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7_AtomicAllocIfPtrFre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8_AtomicAllocIfPtrFree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9_AtomicInitSweepPt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9_AtomicInitVars100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100_AtomicSET_InsertIntoSetIfWhite_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Col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ReadRoot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Field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SweepPtr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ToAbs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NoGray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ReadRoot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SweepNext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WriteRoot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7_AtomicInitCol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Collector_98_AtomicSweepNex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Mutator_97_AtomicInitCol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Mutator_97_AtomicSweepNext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Mutator_98_AtomicInitColor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sInRootScanBarrierRemove_96_AtomicMutatorsInRootScanBarrierAdd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NoGrayInRootScanBarrier_99_AtomicInsertIntoSetIfWhite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2_96_AtomicSetColo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Collector_97_AtomicInitField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General_98_AtomicInitField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General_99_AtomicInitField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7_AtomicInitVars100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8_AtomicInitMutatorPhase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8_AtomicInitVars100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8_AtomicUpdateMutatorPhase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ByCollector_97_AtomicInitMutatorPhas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ByCollector_98_AtomicInitMutatorPhase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6_AtomicInitRoot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8_AtomicWriteRoo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SweepPtr_96_AtomicInitSweepPt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7_AtomicInitSweepPt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8_AtomicInitSweepPtr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99_AtomicInsertIntoSetIfWhite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ByMutator_99_AtomicNoGray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InitColo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8_AtomicSweepNex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9_AtomicNoGrayInRootScanBarrie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lectorPhase_96_AtomicSetCollectorPhas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SetColo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SetColor3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2_96_AtomicReadColorByMutator2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2_96_AtomicSetColo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2_96_AtomicSetColor2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InitToAbs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SetColor2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7_AtomicInitColo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SweepNext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FieldGeneral_97_AtomicInitField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MarkStack_96_AtomicReadMarkStack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7_AtomicInitRoot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7_AtomicReadRootInRootScanBarrier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8_AtomicWriteRoot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7_AtomicInitToAbs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InsertIntoSetIfWhiteInRootScanBarrier_99_AtomicCollectorRootScanBarrierEnd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sPushByMutator_97_AtomicInitMutatorPhas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utatorsInRootScanBarrierRemove_96_AtomicMutatorsInRootScanBarrierRemov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orByCollector_96_AtomicLockReleas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RootInRootScanBarrier_99_AtomicCollectorRootScanBarrierEnd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7_AtomicInitMutatorPhas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2_96_AtomicInitMutatorPhas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3_96_AtomicSetColo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3_96_AtomicSetColor2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MutatorPhaseLocked_96_AtomicSetCollectorPhas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InitSweepPt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LockRelease_96_AtomicLockReleas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LockAcquir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MutatorsInRootScanBarrierAdd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lectorPhaseLocked_96_AtomicLockAcquire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Mutator3_97_AtomicInitMutatorPhas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Collector_98_AtomicInitToAbs_9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InsertIntoSetIfWhite_100_AtomicHandshakeCollector_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ByMutator_99_AtomicInitMutatorPhase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2_96_AtomicInitCollectorPhase_96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Color3_96_AtomicInitColor_9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weepNext_100_AtomicAllocRaw_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100_AtomicCanMarkStop_10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InitCollectorPhase_9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InitSweepPtr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SweepNext_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utativityChecker_AtomicAllocIfPtrFree_98_AtomicInitSweepPt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8_AtomicInitToAbs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anMarkStop_100_AtomicSweepNext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7_AtomicInitColor_9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7_AtomicInitToAbs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7_AtomicSweepNex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End_99_AtomicCollectorRootScanBarrierEn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InitFiel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InitSweepPt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HandshakeCollector_98_AtomicInitCollec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7_AtomicHandshakeCollect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8_AtomicUpdate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InitCol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ReadColorByCollect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SetColor3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InitCol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InitVars100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IsWhiteByCollect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SET_RemoveFromSe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ClearToAbsWhit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IsWhiteByCollect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MsPushByMutat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ReadColorByMutator3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SET_RemoveFromSe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6_AtomicReadFieldCollect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AllocIfPtrFre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ReadFieldGeneral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AllocIfPtrFre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ReadFieldCollect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WriteFieldGeneral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FindFreePt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ializeFieldInAlloc_96_AtomicInitField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7_AtomicInitVars100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7_AtomicRead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Init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ReadMutatorPhaseByCollect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6_AtomicReadRoot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6_AtomicReadRootInRootScanBarrie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8_AtomicReadRootInRootScanBarrie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9_AtomicInitRoot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9_AtomicInitVars100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6_AtomicReadSweepPt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7_AtomicResetSweepPt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8_AtomicInitVars100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9_AtomicInitVars100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7_AtomicAllocIfPtrFre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8_AtomicAllocIfPtrFre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Roo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InitToAbs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Read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7_AtomicReadRootInRootScanBarrie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Col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Roo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Read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ReadRoo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Col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Fiel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MutatorPhas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SweepPtr_9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InitToAbs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SET_InsertIntoSetIfWhit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sertIntoSetIfWhiteInRootScanBarrier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sertIntoSetIfWhiteInRootScanBarrier_99_AtomicSET_InsertIntoSetIfWhit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sertIntoSetIfWhiteInRootScanBarrier_99_AtomicSweepNext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100_AtomicSweepNext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edClearToAbsWhite_96_AtomicSetColor2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Collector_97_AtomicInitCol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Collector_97_AtomicSweepNex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Collector_98_AtomicInitCol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sPushByMutator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sInRootScanBarrierRemove_96_AtomicMutatorsInRootScanBarrierRemov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NoGrayInRootScanBarrier_99_AtomicInitCol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lectorPhaseLocked_96_AtomicIni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2_96_AtomicInitCol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2_96_AtomicSetColor3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6_AtomicInitColor_9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7_AtomicInitCol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7_AtomicSweepNext_9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8_AtomicInitCol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Collector_99_AtomicInitFiel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7_AtomicInit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7_AtomicInitVars100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8_AtomicInitRoo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100_AtomicSweepNext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99_AtomicInitCol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ByMutator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CanMarkStop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SET_InsertIntoSetIfWhit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SET_InsertIntoSetIfWhiteByMutat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lectorPhase_96_AtomicIni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ReadColorByCollect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SetColo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MarkStackPtr_96_AtomicSetMarkStackPtr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MutatorPhaseLocked_96_AtomicReadMuta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7_AtomicInitSweepPt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8_AtomicInitSweepPt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InitCol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7_AtomicInitCollec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9_AtomicInitCollectorPhas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aitForMutators_98_AtomicInit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Barrier_100_AtomicSET_InsertIntoSetIfWhite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FieldGeneral_96_AtomicInitField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FieldGeneral_98_AtomicInitField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FieldGeneral_99_AtomicInitFiel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6_AtomicInitRoot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6_AtomicReadRoot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6_AtomicWriteRoot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8_AtomicReadRoo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9_AtomicReadRoot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9_AtomicWriteRoot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7_AtomicInitCol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7_AtomicSweepNex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8_AtomicInitToAbs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CollectorRootScanBarrierStartLocked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FindFreePtr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InitializeFieldInAlloc_96_AtomicInitToAbs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Collector_97_AtomicInitToAbs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General_99_AtomicInitToAbs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RootInRootScanBarrier_98_AtomicCollectorRootScanBarrierEnd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SweepPtr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InsertIntoSetIfWhite_100_AtomicSweepNext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_96_AtomicSe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2_96_AtomicIni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MutatorPhaseLocked_96_AtomicIni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100_AtomicSET_InsertIntoSetIfWhite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7_AtomicInitCol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7_AtomicInit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8_AtomicInit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InitCollectorPhas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WriteFieldGeneral_98_AtomicInitToAbs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AllocIfPtrFree_98_AtomicInitCol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FindFreePtr_99_AtomicInitColo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InitializeFieldInAlloc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InsertIntoSetIfWhiteInRootScanBarrier_99_AtomicCollectorRootScanBarrierEnd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InsertIntoSetIfWhiteInRootScanBarrier_99_AtomicMutatorRootScanBarrierEnt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LockedClearToAbsWhite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LockRelease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CollectorRootScanBarrierEndLocked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MutatorsInRootScanBarrierRemov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NoGrayInRootScanBarrier_99_AtomicMutatorRootScanBarrierEnt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Collector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Collector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Collector_99_AtomicInitToAbs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General_99_AtomicInitToAbs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MarkStack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MarkStack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MarkStackPtr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6_AtomicCollectorRootScanBarrierEndLocked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7_AtomicMutatorRootScanBarrierEnte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7_AtomicMutatorRootScanBarrierWai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RemoveFromSet_97_AtomicInitMutatorPhase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_RemoveFromSet_98_AtomicInitCollec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_RemoveFromSet_99_AtomicInitCollectorPhas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Color_96_AtomicInitMuta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2_96_AtomicInitMuta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Color2_96_AtomicSe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MarkStackPtr_96_AtomicLockRele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MutatorPhaseLocked_96_AtomicInitCollectorPhas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MutatorPhaseLocked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weepNext_100_AtomicSET_InsertIntoSetIfWhite_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InitSweepPt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MsPushByMutator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SweepNext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AllocIfPtrFre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InitCol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InitVars100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MsPushByCollector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SweepNext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UpdateMutatorPhase_9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InitCollectorPhas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InsertIntoSetIfWhiteInRootScanBarrier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SET_InsertIntoSetIfWhite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WriteFieldGeneral_96_AtomicInitToAbs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WriteFieldGeneral_97_AtomicInitToAbs_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WriteFieldGeneral_99_AtomicInitToAbs_9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WriteMarkStack_96_AtomicLockAcquire_9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AllocIfPtrFree_98_AtomicInitColor_9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100_AtomicSET_InsertIntoSetIfWhite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8_AtomicInitToAb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8_AtomicSweepNex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End_98_AtomicCollectorRootScanBarrierEnd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FindFreePtr_99_AtomicInitToAbs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HandshakeCollector_97_AtomicInitCollec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6_AtomicReadCollectorPhaseLocke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6_AtomicSetCollectorPh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7_AtomicInitVars100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7_AtomicUpdate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9_AtomicHandshakeCollecto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9_AtomicInitVars100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ReadColorByMutator2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ClearToAbsWhit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7_AtomicSweepNex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InitColo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8_AtomicInitVars100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ClearToAbs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InitVars100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NoGrayInRootScanBarrie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SET_Peek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6_AtomicWriteFieldGeneral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7_AtomicWriteFieldGeneral_9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8_AtomicInitField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ReadFieldCollector_9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WriteFieldGeneral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7_AtomicInit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7_AtomicReadMutatorPhaseByCollector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7_AtomicUpdate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WaitForMutator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InitVars100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Read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WaitForMutators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7_AtomicInitRoo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7_AtomicWriteRoo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8_AtomicInitRoo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9_AtomicReadRootInRootScanBarrie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9_AtomicWriteRoo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7_AtomicSweepNex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8_AtomicResetSweepPt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6_AtomicInitToAbs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6_AtomicLockedClearToAbsWhit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7_AtomicInitVars100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8_AtomicClearToAbsWhit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9_AtomicFindFreePt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100_AtomicSweepNext_10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Collec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8_AtomicInitMuta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Read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Vars100_99_AtomicReadRootInRootScanBarrie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sertIntoSetIfWhiteInRootScanBarrier_99_AtomicInitColo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100_AtomicSET_InsertIntoSetIfWhite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8_AtomicInitColo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edClearToAbsWhite_96_AtomicSetColor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ReadBarrierOn_96_AtomicCollectorRootScanBarrierStartLocke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RootScanBarrierWait_98_AtomicCollectorRootScanBarrierEnd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sInRootScanBarrierAdd_96_AtomicMutatorsInRootScanBarrierAd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NoGrayInRootScanBarrier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NoGrayInRootScanBarrier_99_AtomicSweepNext_9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Collector_96_AtomicSetColor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Collector_96_AtomicSetColor2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Collector_96_AtomicSetColor3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2_96_AtomicSetColor2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orByMutator3_96_AtomicSetColor2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Collector_96_AtomicInitFiel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Collector_98_AtomicInitField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FieldGeneral_96_AtomicInitFiel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arkStackPtr_96_AtomicSetMarkStackPtr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6_AtomicInitMutatorPh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ByCollector_96_AtomicInitMutatorPh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ByCollector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6_AtomicWriteRoot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7_AtomicWriteRoo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8_AtomicWriteRoo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9_AtomicInitRoo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6_AtomicInitRoot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9_AtomicInitRoo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9_AtomicWriteRoo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SweepPtr_96_AtomicSetSweepPtrLocke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7_AtomicSweepNex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9_AtomicInitSweepPt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100_AtomicSET_InsertIntoSetIfWhite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99_AtomicNoGrayInRootScanBarrier_9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ByMutator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AllocRaw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InitVars100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SET_InsertIntoSetIfWhite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SweepNext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SET_RemoveFromSe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100_AtomicSET_InsertIntoSetIfWhite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7_AtomicInitColor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8_AtomicInitColo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LockedClearToAbsWhit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2_96_AtomicReadColorByCollector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3_96_AtomicReadColorByMutator2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MarkStackPtr_96_AtomicReadMarkStackPtr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100_AtomicSweepNext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8_AtomicInitColo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InitSweepPtr_9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99_AtomicNoGrayInRootScanBarrie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7_AtomicInit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8_AtomicInitCollec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8_AtomicReadMuta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aitForMutators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Barrier_100_AtomicSweepNext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7_AtomicReadRoo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8_AtomicInitRoo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8_AtomicReadRootInRootScanBarrie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9_AtomicInitRoo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9_AtomicReadRootInRootScanBarrie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8_AtomicSweepNext_9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CollectorRootScanBarrierEndLocked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FindFreePtr_99_AtomicInitColo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FindFreePtr_99_AtomicInitToAbs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FindFreePtr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FindFreePtr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sPushByMutator_98_AtomicInitMutatorPhase_9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orByMutator2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orByMutator3_96_AtomicInitMutatorPh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orByMutator3_98_AtomicInitMuta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Collector_96_AtomicInitToAbs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Collector_98_AtomicInitToAb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MarkStack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RootInRootScanBarrier_96_AtomicMutatorsInRootScanBarrierRemov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InsertIntoSetIfWhite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Peek_99_AtomicInitCollec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8_AtomicInitMuta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3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MarkStackPtr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7_AtomicSweepNex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InitColor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SET_InsertIntoSetIfWhit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9_AtomicSweepNex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WriteFieldGeneral_97_AtomicInitToAbs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AddRootScanBarrier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AllocIfPtrFree_97_AtomicInitToAbs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AllocIfPtrFree_98_AtomicInitToAb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CollectorRootScanBarrierStartLocked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sPushByMutator_97_AtomicInit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sPushByMutator_98_AtomicInitMuta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sInRootScanBarrierRemove_96_AtomicCollectorRootScanBarrierStartLocke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NoGrayInRootScanBarrier_99_AtomicCollectorRootScanBarrierStar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NoGrayInRootScanBarrier_99_AtomicMutatorRootScanBarrierWai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Mutator2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General_96_AtomicInitToAbs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General_97_AtomicInitToAbs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General_98_AtomicInitToAb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MarkStackPtr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8_AtomicCollectorRootScanBarrierStar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8_AtomicMutatorRootScanBarrierEnte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8_AtomicMutatorRootScanBarrierWait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9_AtomicCollectorRootScanBarrierStar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9_AtomicMutatorRootScanBarrierWait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SweepPtr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InsertIntoSetIfWhite_100_AtomicInitVars100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InitCollec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Update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Peek_99_AtomicInitMutatorPhase_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RemoveFromSet_97_AtomicInitCollec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CollectorPhase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lectorPhase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Color2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Color2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Color2_96_AtomicSetMutatorPhaseLocked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Color3_96_AtomicLockAcquir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MutatorPhaseLocked_96_AtomicSetCollectorPh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weepNext_100_AtomicInitVars100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100_AtomicSET_RemoveFromSet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100_AtomicSweepNext_10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AllocIfPtrFre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HandshakeCollector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InitColor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InitMutatorPhase_9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InitVars100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MsPushByCollector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SET_RemoveFromSet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7_AtomicUpdateMutatorPhase_9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InitCollectorPhase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MsPushByMutator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WriteFieldGeneral_98_AtomicInitToAbs_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WriteMarkStack_96_AtomicLockRelease_9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100_AtomicSweepNext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9_AtomicInitColor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9_AtomicInitTo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9_AtomicSET_InsertIntoSetIfWhit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learToAbsWhite_99_AtomicSweepNext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End_97_AtomicCollectorRootScanBarrierEnd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Start_98_AtomicCollectorRootScanBarrierEnd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Start_99_AtomicCollectorRootScanBarrierEnd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6_AtomicInitCollec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7_AtomicInitCollectorPhase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8_AtomicInitCollec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9_AtomicInitCollec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lectorPhase_99_AtomicUpdateMuta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6_AtomicLockedClearToAbsWhit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IsWhiteByCollect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SET_InsertIntoSetIfWhiteByMutator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6_AtomicInitField_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6_AtomicReadFieldGeneral_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Field_99_AtomicInitField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ializeFieldInAlloc_96_AtomicInitializeFieldInAlloc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ializeFieldInAlloc_96_AtomicReadFieldCollector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ializeFieldInAlloc_96_AtomicReadFieldGeneral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6_AtomicInitMutatorPhase_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6_AtomicReadMuta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6_AtomicReadMutatorPhaseByCollector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8_AtomicReadMuta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ReadMutatorPhaseByCollect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MutatorPhase_99_AtomicUpdateMuta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6_AtomicInitRoot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Root_99_AtomicReadRoot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6_AtomicSetSweepPtrLocked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7_AtomicInitSweepPtr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9_AtomicFindFreePtr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9_AtomicResetSweepPt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7_AtomicClearToAbsWhite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9_AtomicInitTo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sertIntoSetIfWhiteInRootScanBarrier_99_AtomicNoGrayInRootScanBarrie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9_AtomicInitCol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sWhiteByCollector_99_AtomicSweepNext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Acquire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Acquire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edClearToAbsWhite_96_AtomicInitToAbs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ReadBarrierOn_96_AtomicCollectorRootScanBarrierEndLocked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MutatorRootScanBarrierWait_97_AtomicCollectorRootScanBarrierEnd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95_AtomicPrimitiveFindFreePtrAbs_9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96_AtomicPrimitiveFindFreePtrAbs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99_AtomicPrimitiveFindFreePtr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lectorPhase_96_AtomicSetCollec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CollectorPhaseLocked_96_AtomicSetCollec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arkStack_96_AtomicWriteMarkStack_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6_AtomicSetMutatorPhaseLocked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7_AtomicUpdateMutatorPhase_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MutatorPhase_99_AtomicInitMutatorPhase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_99_AtomicWriteRoot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adRootInRootScanBarrier_98_AtomicInitRoot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ResetSweepPtr_99_AtomicSweepNext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_99_AtomicSET_InsertIntoSetIfWhite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ByMutator_99_AtomicInitCol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InsertIntoSetIfWhiteByMutator_99_AtomicSweepNext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SET_RemoveFromSet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Peek_100_AtomicWriteBarrier_1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7_AtomicSweepNext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99_AtomicSweepNext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lectorPhase_96_AtomicReadCollec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or_96_AtomicReadColorByMutator3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MutatorPhaseLocked_96_AtomicInitMuta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SweepPtrLocked_96_AtomicInitSweepPtr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SweepPtrLocked_96_AtomicReadSweepPtr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weepNext_100_AtomicSET_InsertIntoSetIfWhite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UpdateMutatorPhase_99_AtomicReadMuta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WriteRoot_97_AtomicWriteRoot_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ddRootScanBarrier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IfPtrFree_98_AtomicInitColor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Raw_100_AtomicSET_InsertIntoSetIfWhite_1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AllocRaw_100_AtomicSweepNext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InitializeFieldInAlloc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LockedClearToAbsWhite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LockRelease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utatorReadBarrierOn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MutatorsInRootScanBarrierRemove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NoGrayInRootScanBarrier_99_AtomicCollectorRootScanBarrierEnd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ColorByMutator3_97_AtomicInitMutatorPhase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Collector_99_AtomicInitTo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General_96_AtomicInitToAbs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General_98_AtomicInitToAbs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MarkStackPtr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RootInRootScanBarrier_97_AtomicCollectorRootScanBarrierEnd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InsertIntoSetIfWhite_99_AtomicInitCollec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InsertIntoSetIfWhite_99_AtomicInitSweepPt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7_AtomicInitCollectorPhase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8_AtomicInitCollec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_RemoveFromSet_99_AtomicInitCollectorPhase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lectorPhase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2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Color2_96_AtomicSetCollec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MutatorPhaseLocked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etSweepPtrLocked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100_AtomicSweepNext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7_AtomicInitCollectorPhase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7_AtomicInitSweepPtr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8_AtomicInitCollec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8_AtomicInitSweepPtr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SweepNext_98_AtomicSweepNext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WriteFieldGeneral_99_AtomicInitTo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WriteMarkStack_96_AtomicLockRele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CollectorRootScanBarrierEndLocked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FindFreePtr_99_AtomicInitToAbs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InitializeFieldInAlloc_96_AtomicInitToAbs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MutatorReadBarrierOn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NoGrayInRootScanBarrier_99_AtomicCollectorRootScanBarrierEnd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Mutator2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Mutator3_96_AtomicInitMutatorPhas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ColorByMutator3_98_AtomicInitMutatorPhase_9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FieldCollector_97_AtomicInitToAbs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6_AtomicCollectorRootScanBarrierStartLocked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7_AtomicCollectorRootScanBarrierEnd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7_AtomicCollectorRootScanBarrierStart_9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8_AtomicCollectorRootScanBarrierEnd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9_AtomicCollectorRootScanBarrierEnd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9_AtomicMutatorRootScanBarrierEnte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SweepPtr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InsertIntoSetIfWhite_100_AtomicResetSweepPtr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HandshakeCollect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InitSweepPtr_9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InitVars100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SweepNext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Peek_99_AtomicInitCollec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RemoveFromSet_98_AtomicInitMuta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tePreservationChecker_AtomicSetColor_96_AtomicSetMutatorPhaseLocked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MarkStackPtr_96_AtomicLockAcquire_96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weepNext_100_AtomicHandshakeCollector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100_AtomicUpdateMutatorPhase_1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100_AtomicWriteBarrier_10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HandshakeCollector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InitMutatorPhase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InitSweepPtr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ResetSweepPtr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8_AtomicSET_RemoveFromSet_98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InitMuta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InitVars100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SET_InsertIntoSetIfWhiteByMutato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SET_RemoveFromSet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atePreservationChecker_AtomicSweepNext_99_AtomicUpdateMutatorPhas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nBlockingChecker_AtomicInsertIntoSetIfWhiteInRootScanBarrier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BlockingChecker_AtomicSET_InsertIntoSetIfWhite_9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CollectorRootScanBarrierStart_97_AtomicCollectorRootScanBarrierEnd_9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Color_99_AtomicInitColor_9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6_AtomicInitSweepPtr_9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SweepPtr_98_AtomicInitSweepPtr_9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InitToAbs_98_AtomicInitToAbs_9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LockRelease_96_AtomicLockRelease_9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PrimitiveFindFreePtrAbs_98_AtomicPrimitiveFindFreePtrAbs_9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_RemoveFromSet_100_AtomicSweepNext_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tativityChecker_AtomicSetCollectorPhase_96_AtomicReadCollectorPhaseLocked_9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urePreservationChecker_AtomicReadFieldGeneral_97_AtomicInitToAbs_9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InsertIntoSetIfWhiteInRootScanBarrier_99_AtomicCollectorRootScanBarrierStart_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InsertIntoSetIfWhiteInRootScanBarrier_99_AtomicMutatorRootScanBarrierWait_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ReadRootInRootScanBarrier_96_AtomicMutatorsInRootScanBarrierRemove_9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tePreservationChecker_AtomicSET_InsertIntoSetIfWhite_100_AtomicSweepNext_10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100_AtomicUpdateMutatorPhase_10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tePreservationChecker_AtomicSET_InsertIntoSetIfWhite_99_AtomicResetSweepPtr_9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nBlockingChecker_AtomicSET_InsertIntoSetIfWhite_100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4.6.0 vs. 4.5.0'.A1:'4.6.0 vs. 4.5.0'.D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2:28:36.268129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2:31:32.651080553</dc:date>
    <meta:editing-duration>PT24M43S</meta:editing-duration>
    <meta:editing-cycles>11</meta:editing-cycles>
    <meta:generator>LibreOffice/6.0.7.3$Linux_X86_64 LibreOffice_project/00m0$Build-3</meta:generator>
    <meta:document-statistic meta:table-count="1" meta:cell-count="4432" meta:object-count="0"/>
  </office:meta>
</office:document-meta>
</file>